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6.2988in" svg:height="3.5429in" svg:x="8.072in" svg:y="2.7626in">
            <draw:object draw:notify-on-update-of-ranges="Feuille1.D12:Feuille1.D200 Feuille1.G12:Feuille1.G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https://echo2.epfl.ch/VICAIRE/mod_1b/chapt_4/main.ht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table:formula="of:=5/[.E3]" office:value-type="float" office:value="1.66666666666667" calcext:value-type="float">
            <text:p>1.666666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mma</text:p>
          </table:table-cell>
          <table:table-cell table:formula="of:=FACT([.E3]-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/(K*gamma)</text:p>
          </table:table-cell>
          <table:table-cell table:formula="of:=1/([.E2]*[.E4])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lta t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e(-t/K)</text:p>
          </table:table-cell>
          <table:table-cell office:value-type="string" calcext:value-type="string">
            <text:p>(t/K)^(n-1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EXP(-[.D12]/[.$E$2])" office:value-type="float" office:value="1" calcext:value-type="float">
            <text:p>1</text:p>
          </table:table-cell>
          <table:table-cell table:formula="of:=([.D12]/[.$E$2])^([.$E$3]-1)" office:value-type="float" office:value="0" calcext:value-type="float">
            <text:p>0</text:p>
          </table:table-cell>
          <table:table-cell table:formula="of:=[.E12]*[.F12]*[.$E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2]+[.$E$7]" office:value-type="float" office:value="2.5" calcext:value-type="float">
            <text:p>2.5</text:p>
          </table:table-cell>
          <table:table-cell table:formula="of:=EXP(-[.D13]/[.$E$2])" office:value-type="float" office:value="0.22313016014843" calcext:value-type="float">
            <text:p>0.22313016014843</text:p>
          </table:table-cell>
          <table:table-cell table:formula="of:=([.D13]/[.$E$2])^([.$E$3]-1)" office:value-type="float" office:value="2.25" calcext:value-type="float">
            <text:p>2.25</text:p>
          </table:table-cell>
          <table:table-cell table:formula="of:=[.E13]*[.F13]*[.$E$5]" office:value-type="float" office:value="0.15061285810019" calcext:value-type="float">
            <text:p>0.15061285810019</text:p>
          </table:table-cell>
          <table:table-cell table:formula="of:=[.H12]+([.G13]+[.G12])/2*([.D13]-[.D12])" office:value-type="float" office:value="0.188266072625238" calcext:value-type="float">
            <text:p>0.188266072625238</text:p>
          </table:table-cell>
        </table:table-row>
        <table:table-row table:style-name="ro1">
          <table:table-cell table:number-columns-repeated="3"/>
          <table:table-cell table:formula="of:=[.D13]+[.$E$7]" office:value-type="float" office:value="5" calcext:value-type="float">
            <text:p>5</text:p>
          </table:table-cell>
          <table:table-cell table:formula="of:=EXP(-[.D14]/[.$E$2])" office:value-type="float" office:value="0.049787068367864" calcext:value-type="float">
            <text:p>0.049787068367864</text:p>
          </table:table-cell>
          <table:table-cell table:formula="of:=([.D14]/[.$E$2])^([.$E$3]-1)" office:value-type="float" office:value="9" calcext:value-type="float">
            <text:p>9</text:p>
          </table:table-cell>
          <table:table-cell table:formula="of:=[.E14]*[.F14]*[.$E$5]" office:value-type="float" office:value="0.134425084593233" calcext:value-type="float">
            <text:p>0.134425084593233</text:p>
          </table:table-cell>
          <table:table-cell table:formula="of:=[.H13]+([.G14]+[.G13])/2*([.D14]-[.D13])" office:value-type="float" office:value="0.544563500992016" calcext:value-type="float">
            <text:p>0.544563500992016</text:p>
          </table:table-cell>
        </table:table-row>
        <table:table-row table:style-name="ro1">
          <table:table-cell table:number-columns-repeated="3"/>
          <table:table-cell table:formula="of:=[.D14]+[.$E$7]" office:value-type="float" office:value="7.5" calcext:value-type="float">
            <text:p>7.5</text:p>
          </table:table-cell>
          <table:table-cell table:formula="of:=EXP(-[.D15]/[.$E$2])" office:value-type="float" office:value="0.0111089965382423" calcext:value-type="float">
            <text:p>0.011108996538242</text:p>
          </table:table-cell>
          <table:table-cell table:formula="of:=([.D15]/[.$E$2])^([.$E$3]-1)" office:value-type="float" office:value="20.25" calcext:value-type="float">
            <text:p>20.25</text:p>
          </table:table-cell>
          <table:table-cell table:formula="of:=[.E15]*[.F15]*[.$E$5]" office:value-type="float" office:value="0.067487153969822" calcext:value-type="float">
            <text:p>0.067487153969822</text:p>
          </table:table-cell>
          <table:table-cell table:formula="of:=[.H14]+([.G15]+[.G14])/2*([.D15]-[.D14])" office:value-type="float" office:value="0.796953799195834" calcext:value-type="float">
            <text:p>0.796953799195834</text:p>
          </table:table-cell>
        </table:table-row>
        <table:table-row table:style-name="ro1">
          <table:table-cell table:number-columns-repeated="3"/>
          <table:table-cell table:formula="of:=[.D15]+[.$E$7]" office:value-type="float" office:value="10" calcext:value-type="float">
            <text:p>10</text:p>
          </table:table-cell>
          <table:table-cell table:formula="of:=EXP(-[.D16]/[.$E$2])" office:value-type="float" office:value="0.00247875217666636" calcext:value-type="float">
            <text:p>0.002478752176666</text:p>
          </table:table-cell>
          <table:table-cell table:formula="of:=([.D16]/[.$E$2])^([.$E$3]-1)" office:value-type="float" office:value="36" calcext:value-type="float">
            <text:p>36</text:p>
          </table:table-cell>
          <table:table-cell table:formula="of:=[.E16]*[.F16]*[.$E$5]" office:value-type="float" office:value="0.0267705235079967" calcext:value-type="float">
            <text:p>0.026770523507997</text:p>
          </table:table-cell>
          <table:table-cell table:formula="of:=[.H15]+([.G16]+[.G15])/2*([.D16]-[.D15])" office:value-type="float" office:value="0.914775896043108" calcext:value-type="float">
            <text:p>0.914775896043108</text:p>
          </table:table-cell>
        </table:table-row>
        <table:table-row table:style-name="ro1">
          <table:table-cell table:number-columns-repeated="3"/>
          <table:table-cell table:formula="of:=[.D16]+[.$E$7]" office:value-type="float" office:value="12.5" calcext:value-type="float">
            <text:p>12.5</text:p>
          </table:table-cell>
          <table:table-cell table:formula="of:=EXP(-[.D17]/[.$E$2])" office:value-type="float" office:value="0.000553084370147834" calcext:value-type="float">
            <text:p>0.000553084370148</text:p>
          </table:table-cell>
          <table:table-cell table:formula="of:=([.D17]/[.$E$2])^([.$E$3]-1)" office:value-type="float" office:value="56.25" calcext:value-type="float">
            <text:p>56.25</text:p>
          </table:table-cell>
          <table:table-cell table:formula="of:=[.E17]*[.F17]*[.$E$5]" office:value-type="float" office:value="0.00933329874624469" calcext:value-type="float">
            <text:p>0.009333298746245</text:p>
          </table:table-cell>
          <table:table-cell table:formula="of:=[.H16]+([.G17]+[.G16])/2*([.D17]-[.D16])" office:value-type="float" office:value="0.95990567386091" calcext:value-type="float">
            <text:p>0.95990567386091</text:p>
          </table:table-cell>
        </table:table-row>
        <table:table-row table:style-name="ro1">
          <table:table-cell table:number-columns-repeated="3"/>
          <table:table-cell table:formula="of:=[.D17]+[.$E$7]" office:value-type="float" office:value="15" calcext:value-type="float">
            <text:p>15</text:p>
          </table:table-cell>
          <table:table-cell table:formula="of:=EXP(-[.D18]/[.$E$2])" office:value-type="float" office:value="0.00012340980408668" calcext:value-type="float">
            <text:p>0.000123409804087</text:p>
          </table:table-cell>
          <table:table-cell table:formula="of:=([.D18]/[.$E$2])^([.$E$3]-1)" office:value-type="float" office:value="81" calcext:value-type="float">
            <text:p>81</text:p>
          </table:table-cell>
          <table:table-cell table:formula="of:=[.E18]*[.F18]*[.$E$5]" office:value-type="float" office:value="0.00299885823930631" calcext:value-type="float">
            <text:p>0.002998858239306</text:p>
          </table:table-cell>
          <table:table-cell table:formula="of:=[.H17]+([.G18]+[.G17])/2*([.D18]-[.D17])" office:value-type="float" office:value="0.975320870092848" calcext:value-type="float">
            <text:p>0.975320870092848</text:p>
          </table:table-cell>
        </table:table-row>
        <table:table-row table:style-name="ro1">
          <table:table-cell table:number-columns-repeated="3"/>
          <table:table-cell table:formula="of:=[.D18]+[.$E$7]" office:value-type="float" office:value="17.5" calcext:value-type="float">
            <text:p>17.5</text:p>
          </table:table-cell>
          <table:table-cell table:formula="of:=EXP(-[.D19]/[.$E$2])" office:value-type="float" office:value="0.0000275364493497472" calcext:value-type="float">
            <text:p>2.75364493497472E-05</text:p>
          </table:table-cell>
          <table:table-cell table:formula="of:=([.D19]/[.$E$2])^([.$E$3]-1)" office:value-type="float" office:value="110.25" calcext:value-type="float">
            <text:p>110.25</text:p>
          </table:table-cell>
          <table:table-cell table:formula="of:=[.E19]*[.F19]*[.$E$5]" office:value-type="float" office:value="0.000910768062242887" calcext:value-type="float">
            <text:p>0.000910768062243</text:p>
          </table:table-cell>
          <table:table-cell table:formula="of:=[.H18]+([.G19]+[.G18])/2*([.D19]-[.D18])" office:value-type="float" office:value="0.980207902969785" calcext:value-type="float">
            <text:p>0.980207902969785</text:p>
          </table:table-cell>
        </table:table-row>
        <table:table-row table:style-name="ro1">
          <table:table-cell table:number-columns-repeated="3"/>
          <table:table-cell table:formula="of:=[.D19]+[.$E$7]" office:value-type="float" office:value="20" calcext:value-type="float">
            <text:p>20</text:p>
          </table:table-cell>
          <table:table-cell table:formula="of:=EXP(-[.D20]/[.$E$2])" office:value-type="float" office:value="0.00000614421235332821" calcext:value-type="float">
            <text:p>6.14421235332821E-06</text:p>
          </table:table-cell>
          <table:table-cell table:formula="of:=([.D20]/[.$E$2])^([.$E$3]-1)" office:value-type="float" office:value="144" calcext:value-type="float">
            <text:p>144</text:p>
          </table:table-cell>
          <table:table-cell table:formula="of:=[.E20]*[.F20]*[.$E$5]" office:value-type="float" office:value="0.000265429973663779" calcext:value-type="float">
            <text:p>0.000265429973664</text:p>
          </table:table-cell>
          <table:table-cell table:formula="of:=[.H19]+([.G20]+[.G19])/2*([.D20]-[.D19])" office:value-type="float" office:value="0.981678150514668" calcext:value-type="float">
            <text:p>0.981678150514668</text:p>
          </table:table-cell>
        </table:table-row>
        <table:table-row table:style-name="ro1">
          <table:table-cell table:number-columns-repeated="3"/>
          <table:table-cell table:formula="of:=[.D20]+[.$E$7]" office:value-type="float" office:value="22.5" calcext:value-type="float">
            <text:p>22.5</text:p>
          </table:table-cell>
          <table:table-cell table:formula="of:=EXP(-[.D21]/[.$E$2])" office:value-type="float" office:value="0.00000137095908638408" calcext:value-type="float">
            <text:p>1.37095908638408E-06</text:p>
          </table:table-cell>
          <table:table-cell table:formula="of:=([.D21]/[.$E$2])^([.$E$3]-1)" office:value-type="float" office:value="182.25" calcext:value-type="float">
            <text:p>182.25</text:p>
          </table:table-cell>
          <table:table-cell table:formula="of:=[.E21]*[.F21]*[.$E$5]" office:value-type="float" office:value="0.0000749571880480498" calcext:value-type="float">
            <text:p>7.49571880480498E-05</text:p>
          </table:table-cell>
          <table:table-cell table:formula="of:=[.H20]+([.G21]+[.G20])/2*([.D21]-[.D20])" office:value-type="float" office:value="0.982103634466808" calcext:value-type="float">
            <text:p>0.982103634466808</text:p>
          </table:table-cell>
        </table:table-row>
        <table:table-row table:style-name="ro1">
          <table:table-cell table:number-columns-repeated="3"/>
          <table:table-cell table:formula="of:=[.D21]+[.$E$7]" office:value-type="float" office:value="25" calcext:value-type="float">
            <text:p>25</text:p>
          </table:table-cell>
          <table:table-cell table:formula="of:=EXP(-[.D22]/[.$E$2])" office:value-type="float" office:value="0.000000305902320501826" calcext:value-type="float">
            <text:p>3.05902320501826E-07</text:p>
          </table:table-cell>
          <table:table-cell table:formula="of:=([.D22]/[.$E$2])^([.$E$3]-1)" office:value-type="float" office:value="225" calcext:value-type="float">
            <text:p>225</text:p>
          </table:table-cell>
          <table:table-cell table:formula="of:=[.E22]*[.F22]*[.$E$5]" office:value-type="float" office:value="0.0000206484066338732" calcext:value-type="float">
            <text:p>2.06484066338732E-05</text:p>
          </table:table-cell>
          <table:table-cell table:formula="of:=[.H21]+([.G22]+[.G21])/2*([.D22]-[.D21])" office:value-type="float" office:value="0.98222314146016" calcext:value-type="float">
            <text:p>0.98222314146016</text:p>
          </table:table-cell>
        </table:table-row>
        <table:table-row table:style-name="ro1">
          <table:table-cell table:number-columns-repeated="3"/>
          <table:table-cell table:formula="of:=[.D22]+[.$E$7]" office:value-type="float" office:value="27.5" calcext:value-type="float">
            <text:p>27.5</text:p>
          </table:table-cell>
          <table:table-cell table:formula="of:=EXP(-[.D23]/[.$E$2])" office:value-type="float" office:value="0.0000000682560337633487" calcext:value-type="float">
            <text:p>6.82560337633487E-08</text:p>
          </table:table-cell>
          <table:table-cell table:formula="of:=([.D23]/[.$E$2])^([.$E$3]-1)" office:value-type="float" office:value="272.25" calcext:value-type="float">
            <text:p>272.25</text:p>
          </table:table-cell>
          <table:table-cell table:formula="of:=[.E23]*[.F23]*[.$E$5]" office:value-type="float" office:value="0.00000557481155762151" calcext:value-type="float">
            <text:p>5.57481155762151E-06</text:p>
          </table:table-cell>
          <table:table-cell table:formula="of:=[.H22]+([.G23]+[.G22])/2*([.D23]-[.D22])" office:value-type="float" office:value="0.9822559204829" calcext:value-type="float">
            <text:p>0.9822559204829</text:p>
          </table:table-cell>
        </table:table-row>
        <table:table-row table:style-name="ro1">
          <table:table-cell table:number-columns-repeated="3"/>
          <table:table-cell table:formula="of:=[.D23]+[.$E$7]" office:value-type="float" office:value="30" calcext:value-type="float">
            <text:p>30</text:p>
          </table:table-cell>
          <table:table-cell table:formula="of:=EXP(-[.D24]/[.$E$2])" office:value-type="float" office:value="0.0000000152299797447126" calcext:value-type="float">
            <text:p>1.52299797447126E-08</text:p>
          </table:table-cell>
          <table:table-cell table:formula="of:=([.D24]/[.$E$2])^([.$E$3]-1)" office:value-type="float" office:value="324" calcext:value-type="float">
            <text:p>324</text:p>
          </table:table-cell>
          <table:table-cell table:formula="of:=[.E24]*[.F24]*[.$E$5]" office:value-type="float" office:value="0.00000148035403118607" calcext:value-type="float">
            <text:p>1.48035403118607E-06</text:p>
          </table:table-cell>
          <table:table-cell table:formula="of:=[.H23]+([.G24]+[.G23])/2*([.D24]-[.D23])" office:value-type="float" office:value="0.982264739439886" calcext:value-type="float">
            <text:p>0.982264739439886</text:p>
          </table:table-cell>
        </table:table-row>
        <table:table-row table:style-name="ro1">
          <table:table-cell table:number-columns-repeated="3"/>
          <table:table-cell table:formula="of:=[.D24]+[.$E$7]" office:value-type="float" office:value="32.5" calcext:value-type="float">
            <text:p>32.5</text:p>
          </table:table-cell>
          <table:table-cell table:formula="of:=EXP(-[.D25]/[.$E$2])" office:value-type="float" office:value="0.00000000339826781949507" calcext:value-type="float">
            <text:p>3.39826781949507E-09</text:p>
          </table:table-cell>
          <table:table-cell table:formula="of:=([.D25]/[.$E$2])^([.$E$3]-1)" office:value-type="float" office:value="380.25" calcext:value-type="float">
            <text:p>380.25</text:p>
          </table:table-cell>
          <table:table-cell table:formula="of:=[.E25]*[.F25]*[.$E$5]" office:value-type="float" office:value="0.0000003876574015089" calcext:value-type="float">
            <text:p>3.876574015089E-07</text:p>
          </table:table-cell>
          <table:table-cell table:formula="of:=[.H24]+([.G25]+[.G24])/2*([.D25]-[.D24])" office:value-type="float" office:value="0.982267074454177" calcext:value-type="float">
            <text:p>0.982267074454177</text:p>
          </table:table-cell>
        </table:table-row>
        <table:table-row table:style-name="ro1">
          <table:table-cell table:number-columns-repeated="3"/>
          <table:table-cell table:formula="of:=[.D25]+[.$E$7]" office:value-type="float" office:value="35" calcext:value-type="float">
            <text:p>35</text:p>
          </table:table-cell>
          <table:table-cell table:formula="of:=EXP(-[.D26]/[.$E$2])" office:value-type="float" office:value="0.000000000758256042791191" calcext:value-type="float">
            <text:p>7.58256042791191E-10</text:p>
          </table:table-cell>
          <table:table-cell table:formula="of:=([.D26]/[.$E$2])^([.$E$3]-1)" office:value-type="float" office:value="441" calcext:value-type="float">
            <text:p>441</text:p>
          </table:table-cell>
          <table:table-cell table:formula="of:=[.E26]*[.F26]*[.$E$5]" office:value-type="float" office:value="0.000000100317274461275" calcext:value-type="float">
            <text:p>1.00317274461275E-07</text:p>
          </table:table-cell>
          <table:table-cell table:formula="of:=[.H25]+([.G26]+[.G25])/2*([.D26]-[.D25])" office:value-type="float" office:value="0.982267684422522" calcext:value-type="float">
            <text:p>0.982267684422522</text:p>
          </table:table-cell>
        </table:table-row>
        <table:table-row table:style-name="ro1">
          <table:table-cell table:number-columns-repeated="3"/>
          <table:table-cell table:formula="of:=[.D26]+[.$E$7]" office:value-type="float" office:value="37.5" calcext:value-type="float">
            <text:p>37.5</text:p>
          </table:table-cell>
          <table:table-cell table:formula="of:=EXP(-[.D27]/[.$E$2])" office:value-type="float" office:value="0.000000000169189792261513" calcext:value-type="float">
            <text:p>1.69189792261513E-10</text:p>
          </table:table-cell>
          <table:table-cell table:formula="of:=([.D27]/[.$E$2])^([.$E$3]-1)" office:value-type="float" office:value="506.25" calcext:value-type="float">
            <text:p>506.25</text:p>
          </table:table-cell>
          <table:table-cell table:formula="of:=[.E27]*[.F27]*[.$E$5]" office:value-type="float" office:value="0.0000000256956996997173" calcext:value-type="float">
            <text:p>2.56956996997173E-08</text:p>
          </table:table-cell>
          <table:table-cell table:formula="of:=[.H26]+([.G27]+[.G26])/2*([.D27]-[.D26])" office:value-type="float" office:value="0.982267841938739" calcext:value-type="float">
            <text:p>0.982267841938739</text:p>
          </table:table-cell>
        </table:table-row>
        <table:table-row table:style-name="ro1">
          <table:table-cell table:number-columns-repeated="3"/>
          <table:table-cell table:formula="of:=[.D27]+[.$E$7]" office:value-type="float" office:value="40" calcext:value-type="float">
            <text:p>40</text:p>
          </table:table-cell>
          <table:table-cell table:formula="of:=EXP(-[.D28]/[.$E$2])" office:value-type="float" office:value="0.000000000037751345442791" calcext:value-type="float">
            <text:p>3.7751345442791E-11</text:p>
          </table:table-cell>
          <table:table-cell table:formula="of:=([.D28]/[.$E$2])^([.$E$3]-1)" office:value-type="float" office:value="576" calcext:value-type="float">
            <text:p>576</text:p>
          </table:table-cell>
          <table:table-cell table:formula="of:=[.E28]*[.F28]*[.$E$5]" office:value-type="float" office:value="0.00000000652343249251428" calcext:value-type="float">
            <text:p>6.52343249251428E-09</text:p>
          </table:table-cell>
          <table:table-cell table:formula="of:=[.H27]+([.G28]+[.G27])/2*([.D28]-[.D27])" office:value-type="float" office:value="0.982267882212654" calcext:value-type="float">
            <text:p>0.982267882212654</text:p>
          </table:table-cell>
        </table:table-row>
        <table:table-row table:style-name="ro1">
          <table:table-cell table:number-columns-repeated="3"/>
          <table:table-cell table:formula="of:=[.D28]+[.$E$7]" office:value-type="float" office:value="42.5" calcext:value-type="float">
            <text:p>42.5</text:p>
          </table:table-cell>
          <table:table-cell table:formula="of:=EXP(-[.D29]/[.$E$2])" office:value-type="float" office:value="0.00000000000842346375446865" calcext:value-type="float">
            <text:p>8.42346375446865E-12</text:p>
          </table:table-cell>
          <table:table-cell table:formula="of:=([.D29]/[.$E$2])^([.$E$3]-1)" office:value-type="float" office:value="650.25" calcext:value-type="float">
            <text:p>650.25</text:p>
          </table:table-cell>
          <table:table-cell table:formula="of:=[.E29]*[.F29]*[.$E$5]" office:value-type="float" office:value="0.00000000164320719190297" calcext:value-type="float">
            <text:p>1.64320719190297E-09</text:p>
          </table:table-cell>
          <table:table-cell table:formula="of:=[.H28]+([.G29]+[.G28])/2*([.D29]-[.D28])" office:value-type="float" office:value="0.982267892420954" calcext:value-type="float">
            <text:p>0.982267892420954</text:p>
          </table:table-cell>
        </table:table-row>
        <table:table-row table:style-name="ro1">
          <table:table-cell table:number-columns-repeated="3"/>
          <table:table-cell table:formula="of:=[.D29]+[.$E$7]" office:value-type="float" office:value="45" calcext:value-type="float">
            <text:p>45</text:p>
          </table:table-cell>
          <table:table-cell table:formula="of:=EXP(-[.D30]/[.$E$2])" office:value-type="float" office:value="0.00000000000187952881653908" calcext:value-type="float">
            <text:p>1.87952881653908E-12</text:p>
          </table:table-cell>
          <table:table-cell table:formula="of:=([.D30]/[.$E$2])^([.$E$3]-1)" office:value-type="float" office:value="729" calcext:value-type="float">
            <text:p>729</text:p>
          </table:table-cell>
          <table:table-cell table:formula="of:=[.E30]*[.F30]*[.$E$5]" office:value-type="float" office:value="0.000000000411052952177097" calcext:value-type="float">
            <text:p>4.11052952177097E-10</text:p>
          </table:table-cell>
          <table:table-cell table:formula="of:=[.H29]+([.G30]+[.G29])/2*([.D30]-[.D29])" office:value-type="float" office:value="0.982267894988779" calcext:value-type="float">
            <text:p>0.982267894988779</text:p>
          </table:table-cell>
        </table:table-row>
        <table:table-row table:style-name="ro1">
          <table:table-cell table:number-columns-repeated="3"/>
          <table:table-cell table:formula="of:=[.D30]+[.$E$7]" office:value-type="float" office:value="47.5" calcext:value-type="float">
            <text:p>47.5</text:p>
          </table:table-cell>
          <table:table-cell table:formula="of:=EXP(-[.D31]/[.$E$2])" office:value-type="float" office:value="0.000000000000419379565837954" calcext:value-type="float">
            <text:p>4.19379565837954E-13</text:p>
          </table:table-cell>
          <table:table-cell table:formula="of:=([.D31]/[.$E$2])^([.$E$3]-1)" office:value-type="float" office:value="812.25" calcext:value-type="float">
            <text:p>812.25</text:p>
          </table:table-cell>
          <table:table-cell table:formula="of:=[.E31]*[.F31]*[.$E$5]" office:value-type="float" office:value="0.000000000102192315705564" calcext:value-type="float">
            <text:p>1.02192315705564E-10</text:p>
          </table:table-cell>
          <table:table-cell table:formula="of:=[.H30]+([.G31]+[.G30])/2*([.D31]-[.D30])" office:value-type="float" office:value="0.982267895630336" calcext:value-type="float">
            <text:p>0.982267895630336</text:p>
          </table:table-cell>
        </table:table-row>
        <table:table-row table:style-name="ro1">
          <table:table-cell table:number-columns-repeated="3"/>
          <table:table-cell table:formula="of:=[.D31]+[.$E$7]" office:value-type="float" office:value="50" calcext:value-type="float">
            <text:p>50</text:p>
          </table:table-cell>
          <table:table-cell table:formula="of:=EXP(-[.D32]/[.$E$2])" office:value-type="float" office:value="0.0000000000000935762296884018" calcext:value-type="float">
            <text:p>9.35762296884018E-14</text:p>
          </table:table-cell>
          <table:table-cell table:formula="of:=([.D32]/[.$E$2])^([.$E$3]-1)" office:value-type="float" office:value="900" calcext:value-type="float">
            <text:p>900</text:p>
          </table:table-cell>
          <table:table-cell table:formula="of:=[.E32]*[.F32]*[.$E$5]" office:value-type="float" office:value="0.0000000000252655820158685" calcext:value-type="float">
            <text:p>2.52655820158685E-11</text:p>
          </table:table-cell>
          <table:table-cell table:formula="of:=[.H31]+([.G32]+[.G31])/2*([.D32]-[.D31])" office:value-type="float" office:value="0.982267895789658" calcext:value-type="float">
            <text:p>0.982267895789658</text:p>
          </table:table-cell>
        </table:table-row>
        <table:table-row table:style-name="ro1">
          <table:table-cell table:number-columns-repeated="3"/>
          <table:table-cell table:formula="of:=[.D32]+[.$E$7]" office:value-type="float" office:value="52.5" calcext:value-type="float">
            <text:p>52.5</text:p>
          </table:table-cell>
          <table:table-cell table:formula="of:=EXP(-[.D33]/[.$E$2])" office:value-type="float" office:value="0.0000000000000208796791164593" calcext:value-type="float">
            <text:p>2.08796791164593E-14</text:p>
          </table:table-cell>
          <table:table-cell table:formula="of:=([.D33]/[.$E$2])^([.$E$3]-1)" office:value-type="float" office:value="992.25" calcext:value-type="float">
            <text:p>992.25</text:p>
          </table:table-cell>
          <table:table-cell table:formula="of:=[.E33]*[.F33]*[.$E$5]" office:value-type="float" office:value="0.00000000000621535848099203" calcext:value-type="float">
            <text:p>6.21535848099203E-12</text:p>
          </table:table-cell>
          <table:table-cell table:formula="of:=[.H32]+([.G33]+[.G32])/2*([.D33]-[.D32])" office:value-type="float" office:value="0.982267895829009" calcext:value-type="float">
            <text:p>0.982267895829009</text:p>
          </table:table-cell>
        </table:table-row>
        <table:table-row table:style-name="ro1">
          <table:table-cell table:number-columns-repeated="3"/>
          <table:table-cell table:formula="of:=[.D33]+[.$E$7]" office:value-type="float" office:value="55" calcext:value-type="float">
            <text:p>55</text:p>
          </table:table-cell>
          <table:table-cell table:formula="of:=EXP(-[.D34]/[.$E$2])" office:value-type="float" office:value="4.6588861451034E-015" calcext:value-type="float">
            <text:p>4.6588861451034E-15</text:p>
          </table:table-cell>
          <table:table-cell table:formula="of:=([.D34]/[.$E$2])^([.$E$3]-1)" office:value-type="float" office:value="1089" calcext:value-type="float">
            <text:p>1089</text:p>
          </table:table-cell>
          <table:table-cell table:formula="of:=[.E34]*[.F34]*[.$E$5]" office:value-type="float" office:value="0.00000000000152205810360528" calcext:value-type="float">
            <text:p>1.52205810360528E-12</text:p>
          </table:table-cell>
          <table:table-cell table:formula="of:=[.H33]+([.G34]+[.G33])/2*([.D34]-[.D33])" office:value-type="float" office:value="0.982267895838681" calcext:value-type="float">
            <text:p>0.982267895838681</text:p>
          </table:table-cell>
        </table:table-row>
        <table:table-row table:style-name="ro1">
          <table:table-cell table:number-columns-repeated="3"/>
          <table:table-cell table:formula="of:=[.D34]+[.$E$7]" office:value-type="float" office:value="57.5" calcext:value-type="float">
            <text:p>57.5</text:p>
          </table:table-cell>
          <table:table-cell table:formula="of:=EXP(-[.D35]/[.$E$2])" office:value-type="float" office:value="1.03953801167022E-015" calcext:value-type="float">
            <text:p>1.03953801167022E-15</text:p>
          </table:table-cell>
          <table:table-cell table:formula="of:=([.D35]/[.$E$2])^([.$E$3]-1)" office:value-type="float" office:value="1190.25" calcext:value-type="float">
            <text:p>1190.25</text:p>
          </table:table-cell>
          <table:table-cell table:formula="of:=[.E35]*[.F35]*[.$E$5]" office:value-type="float" office:value="0.000000000000371193035517144" calcext:value-type="float">
            <text:p>3.71193035517144E-13</text:p>
          </table:table-cell>
          <table:table-cell table:formula="of:=[.H34]+([.G35]+[.G34])/2*([.D35]-[.D34])" office:value-type="float" office:value="0.982267895841048" calcext:value-type="float">
            <text:p>0.982267895841048</text:p>
          </table:table-cell>
        </table:table-row>
        <table:table-row table:style-name="ro1">
          <table:table-cell table:number-columns-repeated="3"/>
          <table:table-cell table:formula="of:=[.D35]+[.$E$7]" office:value-type="float" office:value="60" calcext:value-type="float">
            <text:p>60</text:p>
          </table:table-cell>
          <table:table-cell table:formula="of:=EXP(-[.D36]/[.$E$2])" office:value-type="float" office:value="2.31952283024357E-016" calcext:value-type="float">
            <text:p>2.31952283024357E-16</text:p>
          </table:table-cell>
          <table:table-cell table:formula="of:=([.D36]/[.$E$2])^([.$E$3]-1)" office:value-type="float" office:value="1296" calcext:value-type="float">
            <text:p>1296</text:p>
          </table:table-cell>
          <table:table-cell table:formula="of:=[.E36]*[.F36]*[.$E$5]" office:value-type="float" office:value="0.00000000000009018304763987" calcext:value-type="float">
            <text:p>9.018304763987E-14</text:p>
          </table:table-cell>
          <table:table-cell table:formula="of:=[.H35]+([.G36]+[.G35])/2*([.D36]-[.D35])" office:value-type="float" office:value="0.982267895841625" calcext:value-type="float">
            <text:p>0.982267895841625</text:p>
          </table:table-cell>
        </table:table-row>
        <table:table-row table:style-name="ro1">
          <table:table-cell table:number-columns-repeated="3"/>
          <table:table-cell table:formula="of:=[.D36]+[.$E$7]" office:value-type="float" office:value="62.5" calcext:value-type="float">
            <text:p>62.5</text:p>
          </table:table-cell>
          <table:table-cell table:formula="of:=EXP(-[.D37]/[.$E$2])" office:value-type="float" office:value="5.17555500580187E-017" calcext:value-type="float">
            <text:p>5.17555500580187E-17</text:p>
          </table:table-cell>
          <table:table-cell table:formula="of:=([.D37]/[.$E$2])^([.$E$3]-1)" office:value-type="float" office:value="1406.25" calcext:value-type="float">
            <text:p>1406.25</text:p>
          </table:table-cell>
          <table:table-cell table:formula="of:=[.E37]*[.F37]*[.$E$5]" office:value-type="float" office:value="0.0000000000000218343726807266" calcext:value-type="float">
            <text:p>2.18343726807266E-14</text:p>
          </table:table-cell>
          <table:table-cell table:formula="of:=[.H36]+([.G37]+[.G36])/2*([.D37]-[.D36])" office:value-type="float" office:value="0.982267895841765" calcext:value-type="float">
            <text:p>0.982267895841765</text:p>
          </table:table-cell>
        </table:table-row>
        <table:table-row table:style-name="ro1">
          <table:table-cell table:number-columns-repeated="3"/>
          <table:table-cell table:formula="of:=[.D37]+[.$E$7]" office:value-type="float" office:value="65" calcext:value-type="float">
            <text:p>65</text:p>
          </table:table-cell>
          <table:table-cell table:formula="of:=EXP(-[.D38]/[.$E$2])" office:value-type="float" office:value="1.15482241730158E-017" calcext:value-type="float">
            <text:p>1.15482241730158E-17</text:p>
          </table:table-cell>
          <table:table-cell table:formula="of:=([.D38]/[.$E$2])^([.$E$3]-1)" office:value-type="float" office:value="1521" calcext:value-type="float">
            <text:p>1521</text:p>
          </table:table-cell>
          <table:table-cell table:formula="of:=[.E38]*[.F38]*[.$E$5]" office:value-type="float" office:value="5.2694546901471E-015" calcext:value-type="float">
            <text:p>5.2694546901471E-15</text:p>
          </table:table-cell>
          <table:table-cell table:formula="of:=[.H37]+([.G38]+[.G37])/2*([.D38]-[.D37])" office:value-type="float" office:value="0.982267895841798" calcext:value-type="float">
            <text:p>0.982267895841798</text:p>
          </table:table-cell>
        </table:table-row>
        <table:table-row table:style-name="ro1">
          <table:table-cell table:number-columns-repeated="3"/>
          <table:table-cell table:formula="of:=[.D38]+[.$E$7]" office:value-type="float" office:value="67.5" calcext:value-type="float">
            <text:p>67.5</text:p>
          </table:table-cell>
          <table:table-cell table:formula="of:=EXP(-[.D39]/[.$E$2])" office:value-type="float" office:value="2.57675710915498E-018" calcext:value-type="float">
            <text:p>2.57675710915498E-18</text:p>
          </table:table-cell>
          <table:table-cell table:formula="of:=([.D39]/[.$E$2])^([.$E$3]-1)" office:value-type="float" office:value="1640.25" calcext:value-type="float">
            <text:p>1640.25</text:p>
          </table:table-cell>
          <table:table-cell table:formula="of:=[.E39]*[.F39]*[.$E$5]" office:value-type="float" office:value="1.26795775448744E-015" calcext:value-type="float">
            <text:p>1.26795775448744E-15</text:p>
          </table:table-cell>
          <table:table-cell table:formula="of:=[.H38]+([.G39]+[.G38])/2*([.D39]-[.D38])" office:value-type="float" office:value="0.982267895841807" calcext:value-type="float">
            <text:p>0.982267895841807</text:p>
          </table:table-cell>
        </table:table-row>
        <table:table-row table:style-name="ro1">
          <table:table-cell table:number-columns-repeated="3"/>
          <table:table-cell table:formula="of:=[.D39]+[.$E$7]" office:value-type="float" office:value="70" calcext:value-type="float">
            <text:p>70</text:p>
          </table:table-cell>
          <table:table-cell table:formula="of:=EXP(-[.D40]/[.$E$2])" office:value-type="float" office:value="5.74952226429356E-019" calcext:value-type="float">
            <text:p>5.74952226429356E-19</text:p>
          </table:table-cell>
          <table:table-cell table:formula="of:=([.D40]/[.$E$2])^([.$E$3]-1)" office:value-type="float" office:value="1764" calcext:value-type="float">
            <text:p>1764</text:p>
          </table:table-cell>
          <table:table-cell table:formula="of:=[.E40]*[.F40]*[.$E$5]" office:value-type="float" office:value="3.04264718226415E-016" calcext:value-type="float">
            <text:p>3.04264718226415E-16</text:p>
          </table:table-cell>
          <table:table-cell table:formula="of:=[.H39]+([.G40]+[.G39])/2*([.D40]-[.D39])" office:value-type="float" office:value="0.982267895841809" calcext:value-type="float">
            <text:p>0.982267895841809</text:p>
          </table:table-cell>
        </table:table-row>
        <table:table-row table:style-name="ro1">
          <table:table-cell table:number-columns-repeated="3"/>
          <table:table-cell table:formula="of:=[.D40]+[.$E$7]" office:value-type="float" office:value="72.5" calcext:value-type="float">
            <text:p>72.5</text:p>
          </table:table-cell>
          <table:table-cell table:formula="of:=EXP(-[.D41]/[.$E$2])" office:value-type="float" office:value="1.28289182360879E-019" calcext:value-type="float">
            <text:p>1.28289182360879E-19</text:p>
          </table:table-cell>
          <table:table-cell table:formula="of:=([.D41]/[.$E$2])^([.$E$3]-1)" office:value-type="float" office:value="1892.25" calcext:value-type="float">
            <text:p>1892.25</text:p>
          </table:table-cell>
          <table:table-cell table:formula="of:=[.E41]*[.F41]*[.$E$5]" office:value-type="float" office:value="7.28265615967117E-017" calcext:value-type="float">
            <text:p>7.28265615967117E-17</text:p>
          </table:table-cell>
          <table:table-cell table:formula="of:=[.H40]+([.G41]+[.G40])/2*([.D41]-[.D40])" office:value-type="float" office:value="0.982267895841809" calcext:value-type="float">
            <text:p>0.982267895841809</text:p>
          </table:table-cell>
        </table:table-row>
        <table:table-row table:style-name="ro1">
          <table:table-cell table:number-columns-repeated="3"/>
          <table:table-cell table:formula="of:=[.D41]+[.$E$7]" office:value-type="float" office:value="75" calcext:value-type="float">
            <text:p>75</text:p>
          </table:table-cell>
          <table:table-cell table:formula="of:=EXP(-[.D42]/[.$E$2])" office:value-type="float" office:value="2.86251858054939E-020" calcext:value-type="float">
            <text:p>2.86251858054939E-20</text:p>
          </table:table-cell>
          <table:table-cell table:formula="of:=([.D42]/[.$E$2])^([.$E$3]-1)" office:value-type="float" office:value="2025" calcext:value-type="float">
            <text:p>2025</text:p>
          </table:table-cell>
          <table:table-cell table:formula="of:=[.E42]*[.F42]*[.$E$5]" office:value-type="float" office:value="1.73898003768376E-017" calcext:value-type="float">
            <text:p>1.73898003768376E-17</text:p>
          </table:table-cell>
          <table:table-cell table:formula="of:=[.H41]+([.G42]+[.G41])/2*([.D42]-[.D41])" office:value-type="float" office:value="0.982267895841809" calcext:value-type="float">
            <text:p>0.982267895841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20:16:46.600245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1:52:26.153248298</meta:creation-date>
    <dc:date>2021-10-22T20:25:03.338699548</dc:date>
    <meta:editing-duration>PT7H1M25S</meta:editing-duration>
    <meta:editing-cycles>3</meta:editing-cycles>
    <meta:generator>LibreOffice/6.4.7.2$Linux_X86_64 LibreOffice_project/40$Build-2</meta:generator>
    <meta:document-statistic meta:table-count="1" meta:cell-count="1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25cm" svg:y="4.197cm" style:legend-expansion="high" chart:style-name="ch2"/>
        <chart:plot-area chart:style-name="ch3" table:cell-range-address="Feuille1.D12:Feuille1.D200 Feuille1.G12:Feuille1.G200" svg:x="0.32cm" svg:y="0.18cm" svg:width="12.385cm" svg:height="8.64cm">
          <chartooo:coordinate-region svg:x="1.239cm" svg:y="0.383cm" svg:width="11.277cm" svg:height="7.7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G12:Feuille1.G200" chart:class="chart:scatter">
            <chart:domain table:cell-range-address="Feuille1.D12:Feuille1.D200"/>
            <chart:data-point chart:repeated="1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12:Feuille1.D200</svg:desc>
                </draw:g>
              </table:table-cell>
              <table:table-cell office:value-type="float" office:value="0">
                <text:p>0</text:p>
                <draw:g>
                  <svg:desc>Feuille1.G12:Feuille1.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15061285810019">
                <text:p>0.1506128581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34425084593233">
                <text:p>0.134425084593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067487153969822">
                <text:p>0.067487153969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67705235079967">
                <text:p>0.0267705235079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00933329874624469">
                <text:p>0.00933329874624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0299885823930631">
                <text:p>0.00299885823930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0.000910768062242887">
                <text:p>0.000910768062242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265429973663779">
                <text:p>0.000265429973663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0.0000749571880480498">
                <text:p>0.0000749571880480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00206484066338732">
                <text:p>0.0000206484066338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0.00000557481155762151">
                <text:p>0.00000557481155762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00000148035403118607">
                <text:p>0.00000148035403118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0.0000003876574015089">
                <text:p>0.0000003876574015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000000100317274461275">
                <text:p>0.000000100317274461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0.0000000256956996997173">
                <text:p>0.0000000256956996997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0000000652343249251428">
                <text:p>0.000000006523432492514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0.00000000164320719190297">
                <text:p>0.00000000164320719190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0.000000000411052952177097">
                <text:p>0.000000000411052952177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0.000000000102192315705564">
                <text:p>0.000000000102192315705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0000000000252655820158685">
                <text:p>0.0000000000252655820158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0.00000000000621535848099203">
                <text:p>0.00000000000621535848099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0.00000000000152205810360528">
                <text:p>0.00000000000152205810360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5">
                <text:p>57.5</text:p>
              </table:table-cell>
              <table:table-cell office:value-type="float" office:value="0.000000000000371193035517144">
                <text:p>0.000000000000371193035517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00000000000009018304763987">
                <text:p>0.000000000000090183047639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.5">
                <text:p>62.5</text:p>
              </table:table-cell>
              <table:table-cell office:value-type="float" office:value="0.0000000000000218343726807266">
                <text:p>0.0000000000000218343726807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5.2694546901471E-015">
                <text:p>5.2694546901471E-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5">
                <text:p>67.5</text:p>
              </table:table-cell>
              <table:table-cell office:value-type="float" office:value="1.26795775448744E-015">
                <text:p>1.26795775448744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3.04264718226415E-016">
                <text:p>3.04264718226415E-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5">
                <text:p>72.5</text:p>
              </table:table-cell>
              <table:table-cell office:value-type="float" office:value="7.28265615967117E-017">
                <text:p>7.28265615967117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1.73898003768376E-017">
                <text:p>1.73898003768376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